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3cac7" draw:textarea-horizontal-align="justify" draw:textarea-vertical-align="top" draw:auto-grow-height="false" fo:min-height="1.661cm" fo:min-width="3.88cm" draw:shadow="hidden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top" draw:auto-grow-height="false" fo:min-height="2.934cm" fo:min-width="3.742cm" draw:shadow="hidden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top" draw:auto-grow-height="false" fo:min-height="2.96cm" fo:min-width="3.726cm" draw:shadow="hidden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top" draw:auto-grow-height="false" fo:min-height="3.571cm" fo:min-width="3.674cm" draw:shadow="hidden"/>
      <style:paragraph-properties style:writing-mode="lr-tb"/>
    </style:style>
    <style:style style:name="gr5" style:family="graphic" style:parent-style-name="standard">
      <style:graphic-properties draw:fill-color="#b4c7dc" draw:textarea-horizontal-align="justify" draw:textarea-vertical-align="top" draw:auto-grow-height="false" fo:min-height="3.075cm" fo:min-width="3.728cm" draw:shadow="hidden"/>
      <style:paragraph-properties style:writing-mode="lr-tb"/>
    </style:style>
    <style:style style:name="gr6" style:family="graphic" style:parent-style-name="standard">
      <style:graphic-properties draw:fill-color="#b4c7dc" draw:textarea-horizontal-align="justify" draw:textarea-vertical-align="top" draw:auto-grow-height="false" fo:min-height="1.661cm" fo:min-width="3.866cm" draw:shadow="hidden"/>
      <style:paragraph-properties style:writing-mode="lr-tb"/>
    </style:style>
    <style:style style:name="gr7" style:family="graphic" style:parent-style-name="standard">
      <style:graphic-properties svg:stroke-width="0.035cm" draw:marker-start="Arrow_20_concave" draw:marker-start-width="0.3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b3cac7"/>
      <style:paragraph-properties fo:text-align="center"/>
      <style:text-properties style:font-name="DejaVu Sans Mono" fo:font-size="12pt"/>
    </style:style>
    <style:style style:name="P3" style:family="paragraph">
      <loext:graphic-properties draw:fill-color="#b4c7dc"/>
      <style:paragraph-properties fo:text-align="center"/>
      <style:text-properties style:font-name="DejaVu Sans Mono" fo:font-size="12pt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86cm" svg:height="2.117cm" svg:x="1cm" svg:y="1cm">
          <text:p text:style-name="P1">Even level info</text:p>
          <text:p text:style-name="P1"><text:span text:style-name="T1">evt_..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586cm" svg:height="3.528cm" svg:x="1cm" svg:y="3.822cm">
          <text:p text:style-name="P1">Generator<text:line-break/>vertex info</text:p>
          <text:p text:style-name="P1"><text:span text:style-name="T1">gen_vtx_…</text:span><text:span text:style-name="T2"><text:line-break/></text:span><text:span text:style-name="T2"><text:line-break/></text:span><text:span text:style-name="T3">gen_vtx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572cm" svg:height="3.556cm" svg:x="6.292cm" svg:y="3.822cm">
          <text:p text:style-name="P1">Generator<text:line-break/>particle info</text:p>
          <text:p text:style-name="P1"><text:span text:style-name="T1">gen_prt_…</text:span><text:span text:style-name="T2"><text:line-break/></text:span><text:span text:style-name="T2"><text:line-break/></text:span><text:span text:style-name="T2">gen_prt_vtx_id</text:span><text:span text:style-name="T2"><text:line-break/></text:span><text:span text:style-name="T2">gen_prt_trk_i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586cm" svg:height="4.233cm" svg:x="11.583cm" svg:y="3.822cm">
          <text:p text:style-name="P1">Track info<text:line-break/></text:p>
          <text:p text:style-name="P1"><text:span text:style-name="T1">trk_…</text:span><text:span text:style-name="T2"><text:line-break/></text:span><text:span text:style-name="T2"><text:line-break/></text:span><text:span text:style-name="T2">trk_id</text:span><text:span text:style-name="T2"><text:line-break/></text:span><text:span text:style-name="T2"/></text:p>
          <text:p text:style-name="P1"><text:span text:style-name="T2">trk_pare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586cm" svg:height="3.683cm" svg:x="16.875cm" svg:y="3.822cm">
          <text:p text:style-name="P1">Hit info</text:p>
          <text:p text:style-name="P1"/>
          <text:p text:style-name="P1"><text:span text:style-name="T1">hit_…</text:span><text:span text:style-name="T2"><text:line-break/></text:span><text:span text:style-name="T2"><text:line-break/></text:span><text:span text:style-name="T2">hit_id</text:span></text:p>
          <text:p text:style-name="P1"><text:span text:style-name="T2">hit_trk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572cm" svg:height="2.117cm" svg:x="6.292cm" svg:y="1cm">
          <text:p text:style-name="P1">ce_EMCAL info</text:p>
          <text:p text:style-name="P1"><text:span text:style-name="T1">ce_emcal_…</text:span><text:span text:style-name="T2"><text:line-break/></text:span><text:span text:style-name="T2"><text:line-break/></text:span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4" draw:layer="layout" svg:x1="4.556cm" svg:y1="6.362cm" svg:x2="6.842cm" svg:y2="6.362cm">
          <text:p/>
        </draw:line>
        <draw:line draw:style-name="gr7" draw:text-style-name="P4" draw:layer="layout" svg:x1="13.065cm" svg:y1="6.362cm" svg:x2="10.652cm" svg:y2="6.362cm">
          <text:p/>
        </draw:line>
        <draw:line draw:style-name="gr7" draw:text-style-name="P4" draw:layer="layout" svg:x1="14.843cm" svg:y1="6.362cm" svg:x2="17.129cm" svg:y2="6.362cm">
          <text:p/>
        </draw:line>
        <draw:g>
          <draw:line draw:style-name="gr8" draw:text-style-name="P5" draw:layer="layout" svg:x1="18.145cm" svg:y1="6.743cm" svg:x2="17.129cm" svg:y2="6.743cm">
            <text:p/>
          </draw:line>
          <draw:line draw:style-name="gr8" draw:text-style-name="P5" draw:layer="layout" svg:x1="17.129cm" svg:y1="6.362cm" svg:x2="17.13cm" svg:y2="6.743cm">
            <text:p/>
          </draw:line>
        </draw:g>
        <draw:line draw:style-name="gr7" draw:text-style-name="P4" draw:layer="layout" svg:x1="15.097cm" svg:y1="6.616cm" svg:x2="16.494cm" svg:y2="6.616cm">
          <text:p/>
        </draw:line>
        <draw:g>
          <draw:line draw:style-name="gr8" draw:text-style-name="P5" draw:layer="layout" svg:x1="15.351cm" svg:y1="7.378cm" svg:x2="16.494cm" svg:y2="7.378cm">
            <text:p/>
          </draw:line>
          <draw:line draw:style-name="gr8" draw:text-style-name="P5" draw:layer="layout" svg:x1="16.494cm" svg:y1="6.616cm" svg:x2="16.493cm" svg:y2="7.378cm">
            <text:p/>
          </draw:line>
        </draw:g>
        <draw:g>
          <draw:line draw:style-name="gr8" draw:text-style-name="P5" draw:layer="layout" svg:x1="10.017cm" svg:y1="6.743cm" svg:x2="10.652cm" svg:y2="6.743cm">
            <text:p/>
          </draw:line>
          <draw:line draw:style-name="gr8" draw:text-style-name="P5" draw:layer="layout" svg:x1="10.652cm" svg:y1="6.362cm" svg:x2="10.652cm" svg:y2="6.743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8:06:45.225726213</meta:creation-date>
    <dc:date>2021-01-20T18:43:13.198400553</dc:date>
    <meta:editing-duration>PT15M45S</meta:editing-duration>
    <meta:editing-cycles>5</meta:editing-cycles>
    <meta:generator>LibreOffice/6.4.6.2$Linux_X86_64 LibreOffice_project/40$Build-2</meta:generator>
    <meta:document-statistic meta:object-count="19"/>
  </office:meta>
</office:document-meta>
</file>